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7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16"/>
          <table:table-cell table:style-name="ce16" office:value-type="string" calcext:value-type="string" table:number-columns-spanned="5" table:number-rows-spanned="1">
            <text:p>Web</text:p>
          </table:table-cell>
          <table:covered-table-cell table:number-columns-repeated="4" table:style-name="ce16"/>
          <table:table-cell table:style-name="ce8" table:number-columns-repeated="10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0" office:value-type="string" calcext:value-type="string">
            <text:p>modèle TCP/IP</text:p>
          </table:table-cell>
          <table:table-cell table:style-name="ce42" office:value-type="string" calcext:value-type="string">
            <text:p>Évaluation internet</text:p>
          </table:table-cell>
          <table:table-cell table:style-name="ce94" office:value-type="string" calcext:value-type="string">
            <text:p>Première page web</text:p>
          </table:table-cell>
          <table:table-cell table:style-name="ce40" office:value-type="string" calcext:value-type="string">
            <text:p>Jolie page web</text:p>
          </table:table-cell>
          <table:table-cell table:style-name="ce48" office:value-type="string" calcext:value-type="string">
            <text:p>Commnication </text:p>
            <text:p>Serveur-client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teurs de recherche</text:p>
          </table:table-cell>
          <table:table-cell table:style-name="ce94" table:number-columns-repeated="10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table:number-columns-repeated="16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string" calcext:value-type="string">
            <text:p>DM</text:p>
          </table:table-cell>
          <table:table-cell table:style-name="ce8"/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5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7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5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7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7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7"/>
          <table:table-cell table:number-columns-repeated="1004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7"/>
          <table:table-cell table:number-columns-repeated="1004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7"/>
          <table:table-cell table:number-columns-repeated="1004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7"/>
          <table:table-cell table:number-columns-repeated="1004"/>
        </table:table-row>
        <table:table-row table:style-name="ro9">
          <table:table-cell table:number-columns-repeated="1023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5"/>
          <table:table-cell table:number-columns-repeated="1004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7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7"/>
          <table:table-cell table:number-columns-repeated="1004"/>
        </table:table-row>
        <table:table-row table:style-name="ro9" table:number-rows-repeated="1048489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41" table:default-cell-style-name="ce108"/>
        <table:table-column table:style-name="co4" table:number-columns-repeated="5" table:default-cell-style-name="ce108"/>
        <table:table-column table:style-name="co4" table:number-columns-repeated="97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16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4" table:number-rows-spanned="1">
            <text:p>Langage</text:p>
          </table:table-cell>
          <table:covered-table-cell table:number-columns-repeated="3" table:style-name="ce16"/>
          <table:table-cell table:style-name="ce16" office:value-type="string" calcext:value-type="string" table:number-columns-spanned="7" table:number-rows-spanned="1">
            <text:p>Données</text:p>
          </table:table-cell>
          <table:covered-table-cell table:number-columns-repeated="6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16" table:number-columns-repeated="14"/>
          <table:table-cell table:style-name="ce24" table:number-columns-repeated="40"/>
          <table:table-cell table:style-name="ce27" table:number-columns-repeated="935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40" office:value-type="string" calcext:value-type="string">
            <text:p>Exercices constructions élémentaires</text:p>
          </table:table-cell>
          <table:table-cell table:style-name="ce40" office:value-type="string" calcext:value-type="string">
            <text:p>Dessiner avecTurtle</text:p>
          </table:table-cell>
          <table:table-cell table:style-name="ce40" office:value-type="string" calcext:value-type="string">
            <text:p>Évaluation constructions élémentaires</text:p>
          </table:table-cell>
          <table:table-cell table:style-name="ce40" office:value-type="string" calcext:value-type="string">
            <text:p>Types de données</text:p>
          </table:table-cell>
          <table:table-cell table:style-name="ce40" office:value-type="string" calcext:value-type="string">
            <text:p>Nombres flottants : </text:p>
            <text:p>Missile Patriot</text:p>
          </table:table-cell>
          <table:table-cell table:style-name="ce40" office:value-type="string" calcext:value-type="string">
            <text:p>Exercices nombres flottants</text:p>
          </table:table-cell>
          <table:table-cell table:style-name="ce40" office:value-type="string" calcext:value-type="string">
            <text:p>Types construits :</text:p>
            <text:p>Températures</text:p>
          </table:table-cell>
          <table:table-cell table:style-name="ce40" office:value-type="string" calcext:value-type="string">
            <text:p>Type construit : documentation</text:p>
          </table:table-cell>
          <table:table-cell table:style-name="ce40" office:value-type="string" calcext:value-type="string">
            <text:p>Type construit : exercices</text:p>
          </table:table-cell>
          <table:table-cell table:style-name="ce40" office:value-type="string" calcext:value-type="string">
            <text:p>Construction en compréhension</text:p>
          </table:table-cell>
          <table:table-cell table:style-name="ce40" office:value-type="string" calcext:value-type="string">
            <text:p>Projet morpion</text:p>
          </table:table-cell>
          <table:table-cell table:style-name="ce94" office:value-type="string" calcext:value-type="string">
            <text:p>Fonction Andy Warhol</text:p>
          </table:table-cell>
          <table:table-cell table:style-name="ce48" office:value-type="string" calcext:value-type="string">
            <text:p>Exercices fonctions</text:p>
          </table:table-cell>
          <table:table-cell table:style-name="ce40" office:value-type="string" calcext:value-type="string">
            <text:p>TP jeu de la vie</text:p>
          </table:table-cell>
          <table:table-cell table:style-name="ce48" office:value-type="string" calcext:value-type="string">
            <text:p>évaluation</text:p>
          </table:table-cell>
          <table:table-cell table:style-name="ce94" office:value-type="string" calcext:value-type="string">
            <text:p>Encodage des caractè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35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number-columns-repeated="2" table:style-name="ce10" office:value-type="date" office:date-value="2020-10-06" calcext:value-type="date">
            <text:p>6 oct.</text:p>
          </table:table-cell>
          <table:table-cell table:style-name="ce10" office:value-type="date" office:date-value="2020-11-05" calcext:value-type="date">
            <text:p>5 nov.</text:p>
          </table:table-cell>
          <table:table-cell table:number-columns-repeated="2" table:style-name="ce10" office:value-type="date" office:date-value="2020-10-14" calcext:value-type="date">
            <text:p>14 oct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table:number-columns-repeated="31"/>
          <table:table-cell table:style-name="ce26" table:number-columns-repeated="40"/>
          <table:table-cell table:style-name="ce28" table:number-columns-repeated="935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M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31"/>
          <table:table-cell table:style-name="ce24" table:number-columns-repeated="40"/>
          <table:table-cell table:style-name="ce27" table:number-columns-repeated="935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40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6"/>
          <table:table-cell table:number-columns-repeated="981"/>
        </table:table-row>
        <table:table-row table:style-name="ro5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1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0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81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41"/>
          <table:table-cell table:number-columns-repeated="981"/>
        </table:table-row>
        <table:table-row table:style-name="ro5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40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5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2"/>
          <table:table-cell table:style-name="ce104" table:number-columns-repeated="41"/>
          <table:table-cell table:number-columns-repeated="981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41"/>
          <table:table-cell table:number-columns-repeated="981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9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1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5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1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81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41"/>
          <table:table-cell table:number-columns-repeated="98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0"/>
          <table:table-cell table:number-columns-repeated="981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41"/>
          <table:table-cell table:number-columns-repeated="981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41"/>
          <table:table-cell table:number-columns-repeated="981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41"/>
          <table:table-cell table:number-columns-repeated="981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41"/>
          <table:table-cell table:number-columns-repeated="981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41"/>
          <table:table-cell table:number-columns-repeated="981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30" table:default-cell-style-name="ce108"/>
        <table:table-column table:style-name="co4" table:number-columns-repeated="5" table:default-cell-style-name="ce108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8" table:number-rows-spanned="1">
            <text:p>architectures</text:p>
          </table:table-cell>
          <table:covered-table-cell table:number-columns-repeated="7" table:style-name="ce16"/>
          <table:table-cell table:style-name="ce16" office:value-type="string" calcext:value-type="string" table:number-columns-spanned="5" table:number-rows-spanned="1">
            <text:p>algorithmique</text:p>
          </table:table-cell>
          <table:covered-table-cell table:number-columns-repeated="4" table:style-name="ce16"/>
          <table:table-cell table:style-name="ce16" table:number-columns-repeated="10"/>
          <table:table-cell table:style-name="ce24" table:number-columns-repeated="40"/>
          <table:table-cell table:style-name="ce27" table:number-columns-repeated="944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– implémentation</text:p>
          </table:table-cell>
          <table:table-cell table:style-name="ce40" office:value-type="string" calcext:value-type="string">
            <text:p>Exercices </text:p>
            <text:p>Pile – file</text:p>
          </table:table-cell>
          <table:table-cell table:style-name="ce40" office:value-type="string" calcext:value-type="string">
            <text:p>Interblocage</text:p>
          </table:table-cell>
          <table:table-cell table:style-name="ce40" office:value-type="string" calcext:value-type="string">
            <text:p>exercices interblocage</text:p>
          </table:table-cell>
          <table:table-cell table:style-name="ce48" office:value-type="string" calcext:value-type="string">
            <text:p>Évaluation </text:p>
            <text:p>Pile -file</text:p>
          </table:table-cell>
          <table:table-cell table:style-name="ce94" office:value-type="string" calcext:value-type="string">
            <text:p>Graphes : CO représentation</text:p>
          </table:table-cell>
          <table:table-cell table:style-name="ce40" office:value-type="string" calcext:value-type="string">
            <text:p>Graphes : CO parcours</text:p>
          </table:table-cell>
          <table:table-cell table:style-name="ce48" office:value-type="string" calcext:value-type="string">
            <text:p>exercices</text:p>
          </table:table-cell>
          <table:table-cell table:style-name="ce48" office:value-type="string" calcext:value-type="string">
            <text:p>TP métro ?</text:p>
          </table:table-cell>
          <table:table-cell table:style-name="ce94" office:value-type="string" calcext:value-type="string">
            <text:p>projet pacman?</text:p>
          </table:table-cell>
          <table:table-cell table:style-name="ce94"/>
          <table:table-cell table:style-name="ce94" office:value-type="string" calcext:value-type="string">
            <text:p>arbres (sudoku?)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table:number-columns-repeated="7"/>
          <table:table-cell table:style-name="ce115" table:number-columns-repeated="40"/>
          <table:table-cell table:number-columns-repeated="944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style-name="ce31" table:number-columns-repeated="18"/>
          <table:table-cell table:style-name="ce32" table:number-columns-repeated="40"/>
          <table:table-cell table:style-name="ce33" table:number-columns-repeated="944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18"/>
          <table:table-cell table:style-name="ce24" table:number-columns-repeated="40"/>
          <table:table-cell table:style-name="ce27" table:number-columns-repeated="944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31"/>
          <table:table-cell table:number-columns-repeated="99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1"/>
          <table:table-cell table:number-columns-repeated="990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90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1"/>
          <table:table-cell table:number-columns-repeated="990"/>
        </table:table-row>
        <table:table-row table:style-name="ro5">
          <table:table-cell table:number-columns-repeated="2"/>
          <table:table-cell table:style-name="ce104" table:number-columns-repeated="32"/>
          <table:table-cell table:number-columns-repeated="990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32"/>
          <table:table-cell table:number-columns-repeated="99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2"/>
          <table:table-cell table:number-columns-repeated="990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0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0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28"/>
          <table:table-cell table:number-columns-repeated="990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0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0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90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90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32"/>
          <table:table-cell table:number-columns-repeated="990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32"/>
          <table:table-cell table:number-columns-repeated="990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32"/>
          <table:table-cell table:number-columns-repeated="990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90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3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90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3"/>
          <table:table-cell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990"/>
        </table:table-row>
        <table:table-row table:style-name="ro5">
          <table:table-cell table:number-columns-repeated="2"/>
          <table:table-cell table:style-name="ce104" table:number-columns-repeated="32"/>
          <table:table-cell table:number-columns-repeated="990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31"/>
          <table:table-cell table:number-columns-repeated="99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2"/>
          <table:table-cell table:number-columns-repeated="990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32"/>
          <table:table-cell table:number-columns-repeated="990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32"/>
          <table:table-cell table:number-columns-repeated="990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32"/>
          <table:table-cell table:number-columns-repeated="990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32"/>
          <table:table-cell table:number-columns-repeated="990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32"/>
          <table:table-cell table:number-columns-repeated="990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32"/>
          <table:table-cell table:number-columns-repeated="990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32"/>
          <table:table-cell table:number-columns-repeated="990"/>
        </table:table-row>
        <table:table-row table:style-name="ro9">
          <table:table-cell table:number-columns-repeated="2"/>
          <table:table-cell table:style-name="ce104" table:number-columns-repeated="32"/>
          <table:table-cell table:number-columns-repeated="990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32"/>
          <table:table-cell table:number-columns-repeated="99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1"/>
          <table:table-cell table:number-columns-repeated="990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32"/>
          <table:table-cell table:number-columns-repeated="990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90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0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90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32"/>
          <table:table-cell table:number-columns-repeated="990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32"/>
          <table:table-cell table:number-columns-repeated="990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1"/>
          <table:table-cell table:number-columns-repeated="990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32"/>
          <table:table-cell table:number-columns-repeated="990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32"/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7"/>
          <table:table-cell table:number-columns-repeated="990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990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7"/>
          <table:table-cell table:number-columns-repeated="990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2"/>
          <table:table-cell table:number-columns-repeated="990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8"/>
          <table:table-cell table:number-columns-repeated="990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9"/>
          <table:table-cell table:number-columns-repeated="990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990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32"/>
          <table:table-cell table:number-columns-repeated="99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1"/>
          <table:table-cell table:number-columns-repeated="990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32"/>
          <table:table-cell table:number-columns-repeated="990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32"/>
          <table:table-cell table:number-columns-repeated="990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32"/>
          <table:table-cell table:number-columns-repeated="990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90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32"/>
          <table:table-cell table:number-columns-repeated="990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990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0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32"/>
          <table:table-cell table:number-columns-repeated="990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32"/>
          <table:table-cell table:number-columns-repeated="990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20:32:41.865390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1-07T17:16:31.601571608</dc:date>
    <meta:editing-duration>P79DT21H38M34S</meta:editing-duration>
    <meta:editing-cycles>634</meta:editing-cycles>
    <meta:generator>LibreOffice/6.1.5.2$Linux_X86_64 LibreOffice_project/10$Build-2</meta:generator>
    <meta:document-statistic meta:table-count="3" meta:cell-count="652" meta:object-count="0"/>
  </office:meta>
</office:document-meta>
</file>